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fo:color="#000000" style:font-name="Consolas" fo:font-size="12pt" fo:background-color="#e8f2fe" style:font-name-asian="Consolas" style:font-size-asian="12pt" style:font-name-complex="Consolas" style:font-size-complex="12pt"/>
    </style:style>
    <style:style style:name="P2" style:family="paragraph" style:parent-style-name="Standard">
      <style:paragraph-properties style:text-autospace="none"/>
      <style:text-properties fo:color="#000000" style:font-name="Consolas" fo:font-size="12pt" fo:font-style="italic" fo:background-color="#e8f2fe" style:font-name-asian="Consolas" style:font-size-asian="12pt" style:font-style-asian="italic" style:font-name-complex="Consolas" style:font-size-complex="12pt" style:font-style-complex="italic"/>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9900"/>
    </style:style>
    <style:style style:name="P6" style:family="paragraph" style:parent-style-name="Standard">
      <style:text-properties fo:color="#990000"/>
    </style:style>
    <style:style style:name="P7" style:family="paragraph" style:parent-style-name="Standard">
      <style:text-properties fo:color="#990000" fo:font-style="italic" style:font-style-asian="italic" style:font-style-complex="italic"/>
    </style:style>
    <style:style style:name="P8" style:family="paragraph" style:parent-style-name="Standard">
      <style:text-properties fo:color="#579d1c"/>
    </style:style>
    <style:style style:name="P9" style:family="paragraph" style:parent-style-name="Standard">
      <style:text-properties fo:color="#009900"/>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text-properties fo:color="#000000"/>
    </style:style>
    <style:style style:name="T1" style:family="text">
      <style:text-properties fo:font-style="italic" style:font-style-asian="italic" style:font-style-complex="italic"/>
    </style:style>
    <style:style style:name="T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oses à reprendre pour le compte-rendu final :</text:p>
      <text:p text:style-name="Standard">→ Architecture client/serveur : qui fait quoi, schéma de l'architecture</text:p>
      <text:p text:style-name="Standard">→ Déroulement détaillé de l'application : possibilités, fonction principales, comment consulter caractéristiques, dans l'ordre ce que fait le nouveau joueur.</text:p>
      <text:p text:style-name="Standard"/>
      <text:p text:style-name="Standard">« à quoi ça va ressembler et ce que je vais pouvoir faire avec »<text:line-break/><text:line-break/>Points techniques :</text:p>
      <text:p text:style-name="Standard">→ IA : élagage + hauteur variable</text:p>
      <text:p text:style-name="Standard">→ Éventuellement utiliser la sérialisation (Sylvain : je pense qu'un NetBuffer suffira amplement!!)</text:p>
      <text:p text:style-name="Standard">→ Authentification (sécurité) vs identification (sans sécurité) : on fera Authentification avec les TCPClient/TCPServer sécurisés !</text:p>
      <text:p text:style-name="Standard">→ Le projet est sensé être (plus ou moins) en rapport avec ce qu'on a vu en cours : on est pas tenu de faire un projet de niveau fin de M2 ou thèse !</text:p>
      <text:p text:style-name="Standard"/>
      <text:p text:style-name="P1">-Faire en sorte que </text:p>
      <text:p text:style-name="P1"/>
      <text:p text:style-name="P1"/>
      <text:p text:style-name="P1">Pour créer un nouveau projet :</text:p>
      <text:p text:style-name="P1">git init</text:p>
      <text:p text:style-name="P1">git add .</text:p>
      <text:p text:style-name="P1">git commit -m « premier commit »</text:p>
      <text:p text:style-name="P1">git remote add origin <text:span text:style-name="T1">url du projet</text:span></text:p>
      <text:p text:style-name="P2">git branch –-set-upstream-to=origin/master master</text:p>
      <text:p text:style-name="P1"/>
      <text:p text:style-name="P1"/>
      <text:p text:style-name="P1">Pour mettre à jour un projet :</text:p>
      <text:p text:style-name="P1">-fetch (va les chercher en ligne sans appliquer)</text:p>
      <text:p text:style-name="P1">-pull (modifier les fichiers)</text:p>
      <text:p text:style-name="P1">-add . <text:s/>(tout ajouter)</text:p>
      <text:p text:style-name="P1">-git commit -m « commit de sylvain »</text:p>
      <text:p text:style-name="P1">-git push (mettre en ligne)</text:p>
      <text:p text:style-name="P1"/>
      <text:p text:style-name="P1"/>
      <text:p text:style-name="Standard"/>
      <text:p text:style-name="Standard">Scénario :</text:p>
      <text:p text:style-name="Standard">1 en option ) écran de chargement du jeu / écran d'introduction joli</text:p>
      <text:p text:style-name="Standard">2) Menu de sélection du type de partie souhaitée</text:p>
      <text:p text:style-name="Standard">3) Si solo contre IA : écran gris de sélection de la difficulté</text:p>
      <text:p text:style-name="Standard"><text:tab/>- Jeu contre l'IA, puis à la fin de la partie : « recommencer ? » + choix difficulté</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Reste à faire :</text:p>
      <text:p text:style-name="Standard">- Affichage « tour suivant » plus joli et plus clair</text:p>
      <text:p text:style-name="Standard">- IA : implémenter les nouveaux coups possibles</text:p>
      <text:p text:style-name="Standard">- IA : choisir le niveau de difficulté quand on joue en local</text:p>
      <text:p text:style-name="Standard">- Affichage : nom de la salle dans laquelle on est, </text:p>
      <text:p text:style-name="Standard">- Pouvoir jouer en réseau local : se mettre en serveur ou en client, attendre un client dans le cas du serveur, saisir l'adresse du serveur dans le cas d'un client. Commencer la partie : les clients sont supposés identiques et honnêtes, le serveur détient la vérité : c'est lui qui envoie au client « tour suivant ». Les deux jeux doivent être bien synchronisés. (c'est quasiment comme du hot seat)</text:p>
      <text:p text:style-name="Standard"/>
      <text:p text:style-name="P4">- TCP sécurisé</text:p>
      <text:p text:style-name="Standard"/>
      <text:p text:style-name="P3">Puis, pouvoir jouer sur internet : (dans l'ordre d'importance)</text:p>
      <text:p text:style-name="Standard"><text:span text:style-name="T2">- </text:span>saisir nom de compte + mot de passe (compté créé en ligne via le site)</text:p>
      <text:p text:style-name="Standard">- attendre qu'un adversaire soit trouvé (ou choisir « s’entraîner contre une IA »)</text:p>
      <text:p text:style-name="Standard">- jouer contre un adversaire, le serveur vérifie tous les coups</text:p>
      <text:p text:style-name="Standard">- sauvegarder une partie après l'avoir faite (automatique)</text:p>
      <text:p text:style-name="Standard">- revoir une partie</text:p>
      <text:p text:style-name="Standard">- chatter en jeu avec un autre joueur</text:p>
      <text:p text:style-name="Standard">- </text:p>
      <text:p text:style-name="Standard">- TCP Sécurisé (RSA + AES) + SetKeys pour le serveur</text:p>
      <text:p text:style-name="Standard">- </text:p>
      <text:p text:style-name="Standard"/>
      <text:p text:style-name="Standard">Mardi</text:p>
      <text:p text:style-name="Standard">2019-01-22 Objectifs journée :</text:p>
      <text:p text:style-name="P6">- Choix de la difficulté de jeu : débutant, normal, avancé (!= choix difficulté IA)</text:p>
      <text:p text:style-name="P5">- Pouvoir aligner des pions</text:p>
      <text:p text:style-name="P6">- Multi en réseau local fonctionnel à 100%</text:p>
      <text:p text:style-name="P6">- Avoir bien commencé le serveur et le client Internet</text:p>
      <text:p text:style-name="P7">- Import de fonts personnalisé</text:p>
      <text:p text:style-name="Standard"/>
      <text:p text:style-name="Standard">Mercredi</text:p>
      <text:p text:style-name="Standard">2019-01-23</text:p>
      <text:p text:style-name="P5">- Multi en réseau local fonctionnel à 100%</text:p>
      <text:p text:style-name="P5">→ ne pas s'accepter soi-même</text:p>
      <text:p text:style-name="P5">→ liste des clients en attente de validation, dès qu'un client valide est trouvé, je l'accepte et on joue</text:p>
      <text:p text:style-name="P5">→ jouer une partie à deux joueurs en local : bonne synchronisation. À la fin de la partie : décider de rejouer avec la même personne ou non.</text:p>
      <text:p text:style-name="P5">- IA (en plus, parce que les autres n'y arrivent pas -_-')</text:p>
      <text:p text:style-name="P5">→ bien vérifier que l'IA prend un pion qu'elle a le droit de prendre (qui ne soutient pas un autre pion)</text:p>
      <text:p text:style-name="Standard"/>
      <text:p text:style-name="Standard">Jeudi</text:p>
      <text:p text:style-name="Standard">2019-01-24</text:p>
      <text:p text:style-name="Standard">→ Bouton pour rejouer, en fin de partie</text:p>
      <text:p text:style-name="Standard">- Faire le TCP sécurisé</text:p>
      <text:p text:style-name="Standard">- Avancer/presque finir le serveur de jeu et le client du jeu (mode internet)</text:p>
      <text:p text:style-name="Standard">- Chat en jeu</text:p>
      <text:p text:style-name="P12">- Choix de la difficulté de jeu : débutant, normal, avancé (!= choix difficulté IA)</text:p>
      <text:p text:style-name="Standard"/>
      <text:p text:style-name="Standard"/>
      <text:p text:style-name="Standard"/>
      <text:p text:style-name="Standard"><text:soft-page-break/></text:p>
      <text:p text:style-name="Standard">→ choisir le type de partie</text:p>
      <text:p text:style-name="Standard">→ attendre d'autres joueurs, si attente &gt; temps donné : affichage message « temps attente trop long » .</text:p>
      <text:p text:style-name="Standard">→ Jouer contre une IA</text:p>
      <text:p text:style-name="Standard">→ Jouer contre un autre joueur</text:p>
      <text:p text:style-name="Standard">→ Sauvegarder la partie</text:p>
      <text:p text:style-name="Standard">→ Timer à chaque tour de joueur (disqualifié, perd la partie si dépasse timer)</text:p>
      <text:p text:style-name="Standard">→ </text:p>
      <text:p text:style-name="Standard"/>
      <text:p text:style-name="Standard"/>
      <text:p text:style-name="Standard">Vendredi</text:p>
      <text:p text:style-name="Standard">2019-01-25</text:p>
      <text:p text:style-name="Standard">- Tout finaliser !</text:p>
      <text:p text:style-name="Standard">→ Reprendre des pions : évaluer les pions qu'il est le mieux de reprendre (si j'ai le temps!)</text:p>
      <text:p text:style-name="Standard"/>
      <text:p text:style-name="Standard"/>
      <text:p text:style-name="P5"/>
      <text:p text:style-name="Standard"/>
      <text:p text:style-name="Standard"/>
      <text:p text:style-name="Standard">Jeu en ligne sur Internet :</text:p>
      <text:p text:style-name="Standard">Pour des raisons de sécurité, le client et le serveur sont sur des projets séparés (mot de passe BD, clef privée serveur...)</text:p>
      <text:list xml:id="list6146025700015169354" text:style-name="L1">
        <text:list-item>
          <text:p text:style-name="P10">Le client se connecte au serveur (timer, attente de la bonne connexion)</text:p>
        </text:list-item>
      </text:list>
      <text:list xml:id="list8819906034332131971" text:style-name="L2">
        <text:list-item>
          <text:p text:style-name="P11">Le client attend l'authentification du serveur : demande au socket du serveur sa clef RSA publique, si ça correspond, c'est bon. Sinon, problème de sécurité.</text:p>
        </text:list-item>
        <text:list-item>
          <text:p text:style-name="P11">Le client envoie ses identifiants + mot de passe</text:p>
        </text:list-item>
        <text:list-item>
          <text:p text:style-name="P11">Le serveur répond (identifiants valides ou non)</text:p>
        </text:list-item>
      </text:list>
      <text:p text:style-name="Standard">– Identifiants supposés valides –</text:p>
      <text:list xml:id="list21249491" text:continue-numbering="true" text:style-name="L2">
        <text:list-item>
          <text:p text:style-name="P11">Bouton « jouer une partie », « s’entraîner contre une IA », « retour ».</text:p>
        </text:list-item>
        <text:list-item>
          <text:p text:style-name="P11">Si « jouer une partie », le serveur cherche un adversaire. Quand un adversaire est trouvé, il met les deux joueurs en relation (nouvelle partie du serveur). Le serveur est la source de vérité. Si le temps d'attente est trop long, le serveur propose de jouer contre une IA. Même chose que contre un autre joueur, sauf que c'est contre une IA. L'IA fait gagner et perdre moins de points qu'un vrai joueur.</text:p>
        </text:list-item>
      </text:list>
      <text:p text:style-name="Standard"/>
      <text:p text:style-name="Standard">Affichage des statistiques du joueur.</text:p>
      <text:p text:style-name="Standard"/>
      <text:p text:style-name="P8">→ Ne pas passer automatiquement le tour de l'adversaire s'il peut encore bouger un pion : pour correspondre vraiment au jeu. Il y a quelques cas dans lesquels ça sauverait le joueur qui n'a plus de pions. OK !</text:p>
      <text:p text:style-name="Standard"/>
      <text:p text:style-name="Standard"/>
      <text:p text:style-name="Standard"><text:bookmark text:name="cch_f3a798a806b0d5e"/>l'IA est fonctionnelle, il reste à faire :</text:p>
      <text:p text:style-name="Standard">- niveau de difficulté jeu et IA (c'est pas compliqué, je le ferai rapidement parce que je connais mon code)</text:p>
      <text:p text:style-name="Standard">- option : perfectionner l'interface graphique</text:p>
      <text:p text:style-name="Standard">- serveur de jeu</text:p>
      <text:p text:style-name="Standard">- client internet du jeu (</text:p>
      <text:p text:style-name="Standard">- </text:p>
      <text:p text:style-name="Standard">- </text:p>
      <text:p text:style-name="Standard"/>
      <text:p text:style-name="Standard"><text:soft-page-break/>→ j'envoie au serveur, le serveur valide, le serveur envoie à l'autre joueur. Si le serveur ne valide pas : message d'erreur. (pas le temps de faire quelque chose de mieux)</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15T20:00:45.79</meta:creation-date>
    <dc:date>2019-01-25T01:05:12.91</dc:date>
    <meta:editing-duration>P1DT13H36M34S</meta:editing-duration>
    <meta:editing-cycles>170</meta:editing-cycles>
    <meta:generator>OpenOffice/4.1.1$Win32 OpenOffice.org_project/411m6$Build-9775</meta:generator>
    <meta:document-statistic meta:table-count="0" meta:image-count="0" meta:object-count="0" meta:page-count="4" meta:paragraph-count="95" meta:word-count="1027" meta:character-count="5591"/>
  </office:meta>
</office:document-meta>
</file>